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2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364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6.496cm"/>
    </style:style>
    <style:style style:name="co7" style:family="table-column">
      <style:table-column-properties fo:break-before="auto" style:column-width="6.428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2.9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ce1" office:value-type="string" calcext:value-type="string">
            <text:p>trick name</text:p>
          </table:table-cell>
          <table:table-cell table:style-name="ce1" office:value-type="string" calcext:value-type="string">
            <text:p>back foot degree</text:p>
          </table:table-cell>
          <table:table-cell table:style-name="ce1" office:value-type="string" calcext:value-type="string">
            <text:p>front foot degree</text:p>
          </table:table-cell>
          <table:table-cell table:style-name="ce1" office:value-type="string" calcext:value-type="string">
            <text:p>back foot knee</text:p>
          </table:table-cell>
          <table:table-cell table:style-name="ce1" office:value-type="string" calcext:value-type="string">
            <text:p>front foot knee</text:p>
          </table:table-cell>
          <table:table-cell table:style-name="ce1" office:value-type="string" calcext:value-type="string">
            <text:p>back foot hblock pointing towards</text:p>
          </table:table-cell>
          <table:table-cell table:style-name="ce1" office:value-type="string" calcext:value-type="string">
            <text:p>front foot hblock pointing towards</text:p>
          </table:table-cell>
          <table:table-cell table:style-name="ce1" office:value-type="string" calcext:value-type="string">
            <text:p>topside or regular</text:p>
          </table:table-cell>
          <table:table-cell table:style-name="ce1" office:value-type="string" calcext:value-type="string">
            <text:p>can be grabbed</text:p>
          </table:table-cell>
          <table:table-cell table:style-name="ce1" office:value-type="string" calcext:value-type="string">
            <text:p>cross grab</text:p>
          </table:table-cell>
          <table:table-cell table:style-name="ce1" office:value-type="string" calcext:value-type="string">
            <text:p>crossed foot</text:p>
          </table:table-cell>
          <table:table-cell table:style-name="ce1" office:value-type="string" calcext:value-type="string">
            <text:p>spin multiplier</text:p>
          </table:table-cell>
          <table:table-cell table:style-name="ce1" office:value-type="string" calcext:value-type="string">
            <text:p>balance point </text:p>
          </table:table-cell>
          <table:table-cell table:style-name="ce1" office:value-type="string" calcext:value-type="string">
            <text:p>h block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k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eutra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shbrai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eutra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o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so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rque so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 torque so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cid sou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aci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star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 pstar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zou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weatstanc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strial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 mistrial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 grind 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eutr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egula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side x grin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eutr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opsid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18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</text:p>
          </table:table-cell>
          <table:table-cell table:number-columns-repeated="2"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royale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inner pointing away front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royale</text:p>
          </table:table-cell>
          <table:table-cell table:number-columns-repeated="2"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inner pointing away front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farv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farv</text:p>
          </table:table-cell>
          <table:table-cell table:number-columns-repeated="2"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inner pointing towards front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backslid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front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backslide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away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front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torqu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torqu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away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away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unity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front foot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unity</text:p>
          </table:table-cell>
          <table:table-cell table:number-columns-repeated="2"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front foot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savannah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back foot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savannah</text:p>
          </table:table-cell>
          <table:table-cell table:number-columns-repeated="2"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outer pointing towards front </text:p>
          </table:table-cell>
          <table:table-cell table:style-name="ce1" office:value-type="string" calcext:value-type="string">
            <text:p>out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back foot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on top</text:p>
          </table:table-cell>
          <table:table-cell table:style-name="ce1" office:value-type="string" calcext:value-type="string">
            <text:p>both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fastslid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fastslid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towards bac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back 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front</text:p>
          </table:table-cell>
          <table:table-cell table:style-name="ce1" office:value-type="string" calcext:value-type="string">
            <text:p>fro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rontside pudslid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front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ckside pudslide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nt towards fron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nner pointing towards front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0, 90</text:p>
          </table:table-cell>
          <table:table-cell table:style-name="ce1" office:value-type="string" calcext:value-type="string">
            <text:p>more back</text:p>
          </table:table-cell>
          <table:table-cell table:style-name="ce1" office:value-type="string" calcext:value-type="string">
            <text:p>back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4T10:51:04.356833582</meta:creation-date>
    <dc:date>2026-03-24T13:15:48.597695681</dc:date>
    <meta:editing-duration>PT43M49S</meta:editing-duration>
    <meta:editing-cycles>2</meta:editing-cycles>
    <meta:generator>LibreOffice/6.4.7.2$Linux_X86_64 LibreOffice_project/40$Build-2</meta:generator>
    <meta:document-statistic meta:table-count="1" meta:cell-count="490" meta:object-count="0"/>
  </office:meta>
</office:document-meta>
</file>